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T1" style:family="text">
      <style:text-properties fo:font-variant="normal" fo:text-transform="none" fo:color="#dc143c" style:font-name="Meriend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text:p text:style-name="P1">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mort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plutôt méchant aussi il le garda pour lui. Il n'avait pas pris de gants pour son discours mais au moins ils ne tourneraient pas indéfiniment autour du pot. Sa petite explication terminée, l'inspecteur s'avança en direction de la porte de la salle d'interrogatoire pour annoncer à Edward l'arrivée d'Alice. Juste avant de l'ouvrir, il sembla pris d'un doute. L'homme resta un moment sans bouger, la main sur la poignée avant de se retourner en direction de la Nephil. Sa voix était un peu plus hésitante qu'à l'accoutumée.</text:p>
      <text:p text:style-name="Standard"/>
      <text:p text:style-name="Standard">-Au fait, je préfère vous prévenir... C'est lui qui a découvert les corps. Je sais pas trop comment il est d'habitude mais là, c'est un vrai zombie. Il a pas décroché un mot depuis des heures et franchement... enfin bref vous verrez par vous-même.</text:p>
      <text:p text:style-name="Standard"/>
      <text:p text:style-name="Standard">Après ce dernier avertissement, Duncan ouvrit la porte et invita Alice à entrer. En la voyant pénétrer dans le box, le visage d'Edward fut animé pour la première fois depuis son arrivée d'un semblant d'émotion. C'était certes faible, mais une étincelle de surprise s'alluma pendant une fraction de seconde au fond de ses yeux inertes. Le garçon était réellement étonné de la voir ici. En réalité, il avait donné son numéro à l'inspecteur en désespoir de cause, mais ne s'attendait pas vraiment à la voir débarquer au commissariat -il ne savait pas qu'Alice n'avait en fait aucune idée de qui il était avant de le voir en personne. Toujours emmitouflé dans sa couverture, il cligna plusieurs fois des yeux, la tête rentrée dans les épaules.</text:p>
      <text:p text:style-name="Standard"/>
      <text:p text:style-name="Standard">-Mlle Nightray... ?</text:p>
      <text:p text:style-name="Standard"/>
      <text:p text:style-name="Standard">Duncan tua le moment de gêne qui allait suivre dans l’œuf en reprenant la parole.</text:p>
      <text:p text:style-name="Standard"/>
      <text:p text:style-name="Standard">-Eh bien, il parle, ce gosse ! Vous avez fait mieux en quelques secondes que nous en plusieurs heures... Alors, vous voulez bien prendre la suite ? T'façon à cette heure-ci, c'est soit ça, soit il passe la nuit en cellule de dégrisement. Y a de la place nulle part ailleurs et comme on aura encore des questions pour lui, il faut qu'on sache où il est...</text:p>
      <text:p text:style-name="P1">Alice congédia l'inspecteur avec une autorité dissimulée derrière une douceur apparente comme elle savait si bien le faire avant de venir s'installer en face d'Edward. Celui-ci n'avait ni bougé, ni parlé depuis qu'elle était arrivée, et son visage avait repris l'expression de neutralité qu'il avait avant son apparition. L'atmosphère était plus qu'étrange. Le garçon paraissait perdu dans une autre dimension, chose dont il était coutumier, mais contrairement à d'habitude ce n'était pas son petit monde d'autiste qui le faisait s'évader. Cette fois-ci, ce n'était pas le trouble du déficit de l'attention dont il était victime qui faisait office -même s'il avait tout de même une part de responsabilité dans cette affaire. C'était volontaire. L'adolescent s'était fermé à toute intervention extérieure, il cherchait à enfouir au plus profond de lui la foule de sentiments qui l'oppressait et n'avait pas trouvé d'autre moyen.</text:p>
      <text:p text:style-name="Standard"/>
      <text:p text:style-name="Standard">Malgré tout, et bien qu'il n'en ait rien montré de visible, Edward avait ressenti une pointe de soulagement lorsqu'Alice avait annoncé qu'elle comptait s'occuper de lui. Cette réaction était pour le moins étrange, les deux jeunes gens n'étaient pas vraiment si proches que cela. Mais le simple fait de savoir qu'il n'était après tout pas seul dans ce monde l'avait délesté d'un poids qui pesait sur ses épaules. La jeune femme, à l'inverse de lui, semblait vouloir établir le contact. C'était également un comportement inhabituel de sa part. Lors de leur rencontre il y avait quelques temps, elle s'était montrée relativement froid et distante avec lui alors qu'elle paraissait avenante et compréhensive à son égard. Elle lâcha même une petite plaisanterie qui tira un sourire sans joie fugace au blondin.</text:p>
      <text:p text:style-name="Standard"/>
      <text:p text:style-name="Standard">Son ton rassurant et maternel ne put cependant rien faire lorsqu'elle lui demanda ensuite s'il voulait parler de ce qu'il s'était passé. Un nœud se forma instantanément dans le ventre et la gorge d'Edward alors que les souvenirs refaisaient surface. S'il y avait bien une chose qu'il n'avait pas envie de faire, c'était en parler. Au grand dam de tous les inspecteurs qui avaient essayé de l'interroger ce soir d'ailleurs. Non seulement c'était encore trop frais dans son esprit, la vision du sang et de la scène macabre dans sa tête provoquant en lui un malaise profond, mais il y avait aussi cette incompréhension, cette absence de sens dans cet acte qui le laissait pantois. Le silence s'installa entre eux alors qu'Edward tentait de briser le mur qui s'était érigé dans sa tête. Il y parvint partiellement après plusieurs secondes, devant pour cela éviter de manière honteuse le sujet.</text:p>
      <text:p text:style-name="Standard"/>
      <text:p text:style-name="Standard">-Je suis désolé de vous avoir dérangée à cette heure-ci...</text:p>
      <text:p text:style-name="Standard"/>
      <text:p text:style-name="Standard">Sa voix mourut au fond de sa gorge comme elle était venue. Son timbre tremblant était plus parlant que son faciès inexpressif, exprimant la crainte et le désespoir qu'il ressentait vraiment. Répondre à côté de la plaque comme il venait de le faire était encore une de ses habitudes, mais si d'ordinaire elle était sujette à l'exaspération ou à l'amusement, cette fois-ci elle trahissait sa détresse. Cependant, l'esprit embrouillé d'Edward lui intima tout de même de faire un effort. Alice avait raison. Elle avait effectivement fait un long trajet pour venir ici et même si sa volonté de parler de ce sujet délicat pouvait paraître étrange voire déplacée, elle avait répondu présent à son appel à l'aide alors que rien ne l'y obligeait. La jeune femme méritait donc qu'il lui rende la pareille malgré le pincement que le blondin ressentait au niveau du cœur rien qu'à l'idée d'aborder ce point.</text:p>
      <text:p text:style-name="Standard"/>
      <text:p text:style-name="Standard">-Je... Je n'y comprends rien. Ca n'a pas de sens. Qu'est-ce qu'il m'arrive ?</text:p>
      <text:p text:style-name="Standard"/>
      <text:p text:style-name="Standard">Edward était-il en train de perdre pied, déboussolé comme il l'était par les récents événements ?</text:p>
      <text:p text:style-name="P1">Le visage d'Edward commençait à se faire plus expressif. Était-ce cependant une bonne chose, étant donné les émotions que l'on devinait sur ses traits tirés ? Le garçon semblait totalement égaré, largement dépassé par les événements qui lui étaient tombés dessus sans crier gare. Pour l'instant l'ahurissement prenait le pas sur la tristesse, mais il arriverait un moment où ses nerfs craqueraient. La fatigue d'une nuit bien trop longue commençait déjà à s'apercevoir sur son faciès émacié. Il avait les yeux hagards et le regard perdu dans le vide. Regard qu'il baissa lorsqu'Alice se mit à parler à son tour, sa remarque le confrontant abruptement à la réalité. Trop vite ? C'était un euphémisme. Rien ne l'avait préparé à ce qu'une chose pareille ne se produise et maintenant il encaissait. Mal.</text:p>
      <text:p text:style-name="Standard"/>
      <text:p text:style-name="Standard">-C'est... dur.</text:p>
      <text:p text:style-name="Standard"/>
      <text:p text:style-name="Standard">Malgré la difficulté de la chose, sa langue commençait à se délier. Sans qu'il ne se l'explique vraiment, Alice lui donnait envie de se confier. L'adolescent réalisa alors la véritable raison de la confiance qu'il lui portait sans raison apparente : lorsqu'elle agissait avec cette gentillesse, la Nephil lui rappelait Tyrande, son ancienne tutrice, dernière personne avec laquelle il avait vraiment été proche. L'espace d'un instant, Edward quitta cet horrible commissariat pour s'évader avec la jeune femme, durant l'une de leurs leçons. Elle avait été la seule à réussir à l'intéresser à l'apprentissage et avait su comment le prendre pour canaliser son attention. Où était-elle à présent ? Que faisait-elle ? Est-ce que quelqu'un pourrait la prévenir ? Son oasis de pensées prit fin alors qu'Alice reprenait la parole. Le regard du blondin se redressa lorsqu'il entendit sa confession et son cœur se serra à nouveau.</text:p>
      <text:p text:style-name="Standard"/>
      <text:p text:style-name="Standard">-Je suis désolé pour vous. Ça a dû être dur...</text:p>
      <text:p text:style-name="Standard"/>
      <text:p text:style-name="Standard">Voilà qu'il se mettait lui à essayer de la réconforter. Si cela pouvait lui permettre d'oublier un peu plus longtemps ses problèmes, tout était bon à prendre. Ceci dit, cette déclaration de la part de l'héritière montrait qu'elle lui faisait elle aussi au moins un minimum confiance. Et cela renforçait sa propre impression qu'il pouvait se fier à elle. Aussi lorsqu'Alice lui posa une question sur sa situation familiale avant le drame, Edward consentit sans trop de difficultés à lui répondre. Vu comme il avait réagi jusqu'à présent cela tenait du miracle qu'il puisse s'exprimer aussi facilement alors il valait mieux en profiter. Il y avait des chances que lorsqu'il aurait retrouvé une stabilité émotionnelle le blondin soit trop abattu par la tristesse pour en faire autant. Sa voix était toujours faible mais il hésitait moins lorsqu'il reprit la parole.</text:p>
      <text:p text:style-name="Standard"/>
      <text:p text:style-name="Standard">-Non... En tout cas aucun qui ne pourrait justifier... ça. Évidemment, je ne vais pas mentir, tout n'était pas parfait. Dans l'ensemble nous étions heureux... enfin je le croyais. Mais j'ai... j'ai une maladie qui leur demander du temps et de la patience. </text:p>
      <text:p text:style-name="Standard"/>
      <text:p text:style-name="Standard">Allez, tant qu'à faire, autant profiter de la lancée pour vider son sac. Cet aveu sortait vraiment de nulle part, mais un horrible doute venait de faire son apparition dans le cerveau du garçon. Il se mit à tapoter de manière stressante du pied alors que ses mains s'agitaient d'un léger tremblement.</text:p>
      <text:p text:style-name="Standard"/>
      <text:p text:style-name="Standard">-Vous croyez que c'est de ma faute ?</text:p>
      <text:p text:style-name="P1">Alice posa une main sur celle d'Edward, provoquant un frisson de surprise chez le garçon qui ne s'attendait pas à un geste aussi familier. Il faillit avoir un mouvement de recul, mais le retint en constatant que ses tremblements avaient cessé au moment du contact, comme s'il s'était apaisé d'un seul coup. Alors il resta parfaitement immobile, les yeux posés sur leurs mains en écoutant ce qu'elle avait à lui répondre. La jeune femme parvint à lui arracher un nouveau sourire en remarquant qu'il n'avait pas l'air en plein milieu d'une crise d'adolescence incontrôlable. Il était vrai que contrairement à d'autres adolescents de son âge, Edward était plutôt facile à vivre. Cela n'avait pas toujours été le cas, son rejet systématique de l'école et de la vie en communauté avait par le passé posé des soucis à sa famille. Mais aujourd'hui le blondin parvenait plus ou moins à surpasser une partie de ses troubles.</text:p>
      <text:p text:style-name="Standard"/>
      <text:p text:style-name="Standard">-Ah bah ça... Je suis pas vraiment un dissident en puissance.</text:p>
      <text:p text:style-name="Standard"/>
      <text:p text:style-name="Standard">Il était sur le point d'ajouter quelque chose, mais se ravisa au dernière moment. Sa crise d'adolescence n'était pas ce à quoi Edward faisait référence lorsqu'il parlait de ce que cela coûtait à ses parents de s'occuper de lui. Le problème, c'était ses tocs et son trouble de l'attention qui provoquaient un déficit profond de l'autonomie chez lui. Mais ça, il n'y avait aucun moyen qu'Alice le devine -encore que cela pouvait s'avérer assez flagrant dans certains cas. Et même si son argumentaire était cohérent et valide, sa compréhension du cas d'Edward était trop faible et le doute qui l'avait assailli trop vicieux pour qu'elle ne puisse atteindre le garçon en profondeur. Il lui faudrait probablement des années maintenant pour se défaire de cette culpabilité montée de toute pièce, et tous les arguments du monde n'y changerait rien. Aussi discuter de cela plus longtemps n'apporterait sûrement rien et c'était pour cela qu'Edward n'insista pas et se contenta de hocher la tête comme si le raisonnement de la Nephil l'avait convaincu.</text:p>
      <text:p text:style-name="Standard"/>
      <text:p text:style-name="Standard">-Mais dans ce cas... Pourquoi alors ?</text:p>
      <text:p text:style-name="Standard"/>
      <text:p text:style-name="Standard">Le blondin ne s'attendait pas à ce qu'Alice lui donne une réponse. En fait il était même persuadé qu'elle n'en savait rien. Que personne n'en savait rien. Que -s'il s'agissait bien d'un suicide- il n'en connaîtrait jamais la véritable raison. Il était bien loin de s'imaginer qu'elle faisait en fait partie des rares personnes de cette ville à savoir la vérité. Ou en tout cas à pouvoir la découvrir. Aussi sa question s'adressait plus à lui-même qu'à l'héritière de la Nightray Production et il était persuadé de recevoir pour toute réponse « Je ne sais pas », « Dieu seul le sait » ou une connerie du genre. A ses yeux, il était la seule personne à avoir une chance de trouver la raison du mal-être de ses parents qui les avait poussés à cet acte désespéré. Mais pour cela, il faudrait être en capacité de suivre les progrès de l'enquête, et chercher de son côté également.</text:p>
      <text:p text:style-name="Standard"/>
      <text:p text:style-name="Standard">-Est-ce qu'on peut quitter cet horrible endroit ? Je suis vraiment désolé de m'imposer à vous comme ça...</text:p>
      <text:p text:style-name="Standard"/>
      <text:p text:style-name="Standard">Une maigre lueur d'espoir dans l'idée de trouver de quoi lui ôter le poids de cette culpabilité semblait avoir fait une apparition dans son cœur. Il allait devoir être prudent cependant car s'il avait effectivement une part de responsabilités dans tout ceci, la chute n'en serait que plus dure.</text:p>
      <text:p text:style-name="P1"><text:span text:style-name="T1">Je m'arrangerai pour te trouver une réponse.</text:span> </text:p>
      <text:p text:style-name="Standard"/>
      <text:p text:style-name="Standard">Trois jours. Il lui avait fallut trois jours pour sortir de sa torpeur. Trois jours durant lesquels Edward avait erré comme une âme en peine dans le penthouse de la famille Nightray. Il fallait dire qu'à l'exception de Cassandra, la gouvernante de l'endroit, il n'avait pas eu énormément de compagnie. Le garçon avait quitté le commissariat en compagnie d'Alice la fameuse nuit de la mort de ses parents, et celle-ci l'avait accompagné jusqu'à chez elle où il avait été reçu royalement par Cassandra, même s'il n'était pas vraiment d'humeur à apprécier le luxe et la qualité du service auquel il avait droit. Depuis, il avait à peine vu la Nephil. Et c'était compréhensible. Elle passait le plus clair de son temps à travailler, et lorsqu'elle rentrait tard le soir ils échangeaient à peine quelques mots. Pourtant cette phrase résonnait toujours dans l'esprit du blondin. Lui « trouver une réponse » ? Cela sonnait fort comme une promesse dans le vide. Alice avait l'air de penser que son statut social lui permettait d'obtenir tout ce qu'elle voulait. Mais parfois, avoir des relations ça ne suffisait pas. Edward doutait fortement qu'un cas comme celui-ci puisse être résolu aussi facilement.</text:p>
      <text:p text:style-name="Standard"/>
      <text:p text:style-name="Standard">Atteint d'une apathie profonde, le garçon était resté sur la même position qu'au commissariat : il refusait d'extérioriser ses sentiments et se cachait derrière un masque d'indifférence peu crédible. Aussi il avait passé ces quelques jours prostré, refusant pratiquement systématiquement la discussion. Connaissant son penchant prononcé pour l'inattention, il était facile pour notre blondin de prétendre se perdre dans ses pensées afin d'éviter le fameux sujet. Et même si à l'intérieur il ne pouvait songer à autre chose, Edward parvenait sans peine à prétendre ne pas être affecté plus que cela. Et puis, la veille au soir, il s'était dit qu'il était temps pour lui d'avancer. S'il voulait déterminer les véritables raisons du décès de ses parents, l'adolescent n'avait d'autre choix que de se confronter à la réalité. Sans compter qu'il avait largement assez profité de l'hospitalité d'Alice, qui l'avait hébergé alors que rien ne l'y obligeait. Alors il était venu la trouver, sa fausse expression de neutralité toujours ancrée sur son visage.</text:p>
      <text:p text:style-name="Standard"/>
      <text:p text:style-name="Standard">-Mlle Nightray... Je pense qu'il est temps pour moi de rentrer. Je crois qu'il y a des choses que... que je dois régler. Je vous remercie pour votre aide.</text:p>
      <text:p text:style-name="Standard"/>
      <text:p text:style-name="Standard">Même dans ses remerciements, Edward s'était montré presque distant, froid. Il n'avait clairement pas été le meilleur des compagnons ces derniers jours. Pour autant, et même s'il n'en montrait ni n'en disait rien, le garçon était véritablement reconnaissant envers Alice de toute l'aide qu'elle lui avait apportée. Et quand on connaît l'attrait pour l'équilibre du blondin, on pouvait se douter qu'il trouverait comment la remercier d'une manière ou d'une autre. Mais pour l'heure il avait d'autres chats à fouetter. Contre toute attente, la jeune femme lui proposa de l'accompagner à la demeure de ses parents, ce que le garçon accepta sans trop se poser de questions, prenant cela comme de la sollicitude. Il ne serait pas contre un support morale pour affronter cette épreuve. La décision était donc prise et les deux jeunes gens prirent donc la route le lendemain pour se rendre en banlieue dans la maison dans laquelle il avait vécu pendant toute son enfance. </text:p>
      <text:p text:style-name="Standard"/>
      <text:p text:style-name="Standard">Le premier choc auquel il dut faire face fut la confrontation avec le souvenir qu'il avait de la scène lors de cette fameuse soirée. Il se rappelait d'un chaos innommable, d'une agitation infinie tant mentalement que physiquement avec l'arrivée des pompiers, de la police et le bruit des sirènes qui résonnait encore dans son esprit. En comparaison, le pavillon paraissait affreusement calme en cet après-midi ensoleillé, alors que seule une équipe de la police scientifique occupait encore les lieux. Ce silence glaça presque le sang du garçon qui eut besoin de plusieurs minutes avant de se décider à bouger. Alors qu'il avançait en direction de l'entrée de la maison, un homme en costume l'arrêta juste devant une banderole « do not cross ». Avec un air absent, Edward sortit sa carte d'identité et ne marqua qu'un tout petit temps d'arrêt.</text:p>
      <text:p text:style-name="Standard"/>
      <text:p text:style-name="Standard">-J'habite ici. C'étaient mes parents. Et elle est avec moi.</text:p>
      <text:p text:style-name="Standard"><text:soft-page-break/>L'agent vérifia rapidement la carte puis s'effaça pour les laisser passer. En silence, Edward monta les marches du perron et poussa la porte d'entrée qui s'ouvrit sans un bruit, de manière presque trop lisse. Il semblait avoir oublié la présence d'Alice dans son dos, son attention entièrement portée sur le lieu. D'un pas lent, presque solennel, l'adolescent aux yeux émeraudes se dirigea vers la cuisine, là où tout avait commencé.</text:p>
      <text:p text:style-name="P2">Avec un soin tout précautionneux, presque religieux, Edward auscultait chaque recoin de la maison. Il avait finalement repoussé l'examen de la cuisine à plus tard, les souvenirs de sa macabre découverte refaisant surface de manière trop oppressante lorsqu'il s'en était approché. Sans compter la présence de la police scientifique encore en train de relever tout ce qui pourrait servir de pièce à conviction, dont l'activité aussi discrète fut elle paraissait affreusement envahissante aux yeux du blondin. Aussi il jeta son dévolu sur le salon, peut-être la pièce la plus fournie en terme de souvenirs familiaux et par conséquent la plus à même d'apporter des réponses à ses questions. Étant donné sa condition, il était probable que l'adolescent ait put passer à côté de détails de la vie de ses parents qui auraient pu lui mettre la puce à l'oreille. </text:p>
      <text:p text:style-name="Standard"/>
      <text:p text:style-name="Standard">Alice était pour l'instant sur ses talons, respectant son silence et le temps qu'il lui fallait pour obtenir les clés de ce mystère. Cependant à ce stade, Edward avait complètement occulté sa présence. Le garçon s'était enfermé dans une bulle comme son esprit en avait le secret, l'isolant totalement de l'extérieur, à tel point qu'il était pratiquement persuadé d'être seul. Aussi lorsque la jeune femme lui intima de ne pas bouger il ne réagit pas, ne répondant même pas, comme s'il ne l'avait pas entendue -ce qui n'était pas loin d'être la vérité. Ce n'est que quelques instants plus tard, alors qu'il reposait un cadre photo et se dirigeait en direction de la chambre de ses parents que le blondin fut ramené à la réalité par un bruit, réalisant alors qu'Alice ne le suivait plus et qu'elle avait disparu.</text:p>
      <text:p text:style-name="Standard"/>
      <text:p text:style-name="Standard">-Mlle Nightray ?</text:p>
      <text:p text:style-name="Standard"/>
      <text:p text:style-name="Standard">Le murmure se perdit entre les murs de la demeure Drawde, n'obtenant pour seule réponse que le grincement familier du parquet du couloir dans lequel il s'était arrêté. Edward comprit alors que le bruit qui l'avait tiré de sa rêverie provenait en fait probablement de l'étage. Sauf qu'il n'était censé y avoir personne à l'étage. A moins qu'Alice y soit allée sans qu'il ne s'en rende compte... Le blondin réitéra son appel dans la cage d'escaliers, sans plus de succès. Histoire d'en avoir le cœur net, il se décida à aller voir de ses propres yeux et enjamba les marches pour arriver sur le pallier. D'une main hésitante, Edward poussa la porte de sa chambre, pour s'apercevoir avec soulagement qu'elle était bel et bien vide... Jusqu'à ce qu'Alice se matérialise littéralement au beau milieu, un air vaguement essoufflée sur le visage. Celui de l'adolescent se fendit d'une expression complètement ahurie, ses lèvres s'écartant dans un majestueux « o » tandis que ses yeux s'écarquillaient au-delà du raisonnable. Ses paupières s'ouvrirent puis se fermèrent successivement à un rythme un peu trop élevé tandis qu'il cherchait un moyen d'exprimer son incompréhension.</text:p>
      <text:p text:style-name="Standard"/>
      <text:p text:style-name="Standard">-... ?</text:p>
      <text:p text:style-name="P1">Si Alice parut vaguement ennuyée de se faire surprendre par le garçon dans son... quelque soit ce dont il s'agissait, le sentiment qui se mit rapidement à dominer son visage fut le soulagement. Or le soulagement n'était clairement pas ce qu'Edward s'attendait à la voir exprimer, ce qui acheva de le perdre dans un flou artistique des plus total. Son corps et son esprit avaient de concert cessé de fonctionner et le garçon n'avait pas la moindre idée de comment il était censé agir, ni de ce qu'il était censé dire. Son expression ébahie toujours profondément fixée sur le visage, il resta interdit pendant un moment, le temps qu'il comprenne ce qu'il se passe, ou que quelqu'un le lui explique, ce que la jeune femme, imperturbable, sembla encline à faire.</text:p>
      <text:p text:style-name="Standard"/>
      <text:p text:style-name="Standard">Elle s'installa tranquillement à son bureau et lui suggéra de faire de même. Il fallut un certain temps à Edward pour percuter le reste de ses mots, qui se frayèrent petit à petit un chemin à travers la barrière de protection mentale qu'il s'était érigée ces trois derniers jours pour finalement la faire imploser en mille morceaux, fragilisant un peu plus l'esprit déjà meurtri du blondin. « Assassins » ? Le mot avait tapé juste, résonnant à ses oreilles avec une force considérable. La révélation -si tant est qu'il s'agissait bien d'une révélation- le percuta de plein fouet. Toute personne normalement constituée aurait pris ses jambes à son cou, serait descendue voir les policiers au rez-de-chaussée pour leur expliquer qu'une folle furieuse capables de tours de passe-passe avait pénétré dans la maison. Edward n'en fut pas capable.</text:p>
      <text:p text:style-name="Standard"/>
      <text:p text:style-name="Standard">Si son cerveau fonctionnait au ralenti, une partie de son être lui intimait de faire confiance à l'héritière de la Nightray Production, aussi insensé que cela puisse paraître. Son explication semblait tellement difficile à croire, d'autant plus qu'elle n'avait eu que quelques minutes pour tirer des conclusions aussi peu intuitives et mettant à mal tout ce qu'il avait cru jusqu'à présent. Qui aurait bien pu vouloir assassiner ses parents ? Assez étrangement d'ailleurs, la réapparition spontanée d'Alice lui était presque sortie de l'esprit. Mais, malgré tous ces aspects bancals Edward avait envie de croire la Nephil. Ou en tout cas au moins de lui donner une chance de s'expliquer. Si ses arguments ne le convainquaient pas, il serait toujours temps de... Eh bien, de trouver quelles étaient ses options dans une situation comme celle-ci.</text:p>
      <text:p text:style-name="Standard"/>
      <text:p text:style-name="Standard">Alors, tout doucement, le garçon aux yeux de jade vint s'asseoir au milieu de sa chambre, en ayant pris bien soin de fermer la porte pour être sûr qu'ils ne seraient pas dérangés. Son cœur battant à en faire rompre sa cage thoracique, il fit un simple signe de tête en direction d'Alice, sans prononcer le moindre mot. Il n'avait aucune idée de ce à quoi s'attendre, mais s'il y avait une chance que celle-ci dise la vérité, il ne pouvait pas s'offrir le luxe de prendre le risque de passer à côté.</text:p>
      <text:p text:style-name="P1">Si, de leur vivant, les parents d'Edward l'avait vu à cet instant précis, ils n'en auraient certainement pas cru leurs yeux. Le niveau du concentration du jeune garçon était impressionnant. Il avait le regard rivé sur Alice et ses pupilles brillaient d'une lueur qui trahissait ouvertement l'impatience et la curiosité qui le brûlaient à ce moment précis. Une fois encore, cette situation rappelait vaguement la relation que le blondin avait avec Tyrande encore quelques années plus tôt ; lui qui écoutait attentivement et elle, perché sur une chaise en position de professeur, de supériorité, qui lui transmettait son savoir. Edward était si avide d'apprendre qu'il ne moufta pas le moins du monde lorsqu'Alice lui ordonna de rester tranquille, acquiesçant d'un simple signe de la tête la pressant de commencer.</text:p>
      <text:p text:style-name="Standard"/>
      <text:p text:style-name="Standard">Le laïus commençait à peine que le garçon se mit presque à décrocher. Non pas que ce qu'elle racontait ne l'intéressait pas -bien au contraire, son teaser avait été largement suffisant pour qu'il boive ses paroles, mais parce que ce discours lui était vaguement familier. Il avait déjà entendu cette histoire de créatures malfaisantes invisibles des humains qui cherchaient à leur faire du mal. Il en était de même pour la partie « il existe des élus qui peuvent les voir et les combattre ». Edward cherchait à retrouver duquel de ses souvenirs ce son de cloche pouvait provenir mais sans grand succès. La suite, par contre, c'était inédit.</text:p>
      <text:p text:style-name="Standard"/>
      <text:p text:style-name="Standard">Alice lui proposait ni plus, ni moins de rejoindre les rangs de ces fameuses personnes capable de voir ce mystérieux adversaire qui causait du tort à l'espèce humaine. Si la proposition pouvait paraître ubuesque aux premiers abords et aurait put vous arracher un sourire, le blondin la considéra avec un sérieux inédit. Pour appuyer ses propos et leur donner du crédit, la jeune femme réalisa un nouveau tour de magie qui acheva de le captiver, comme s'il en avait encore besoin. Tout en continuant à parler, Alice fit apparaître une lame au creux de sa main, exactement de la même manière qu'elle était apparut elle-même sous ses yeux quelques instants plus tôt. Edward la gratifia d'un « waow ! » impressionné avant de cligner plusieurs fois des yeux -habitude qu'il allait sûrement devoir perdre incessamment sous peu. Comme hypnotisé, il tendit le bras vers l'arme pour la toucher, mais celle-ci disparut avant qu'il ne puisse établir le contact, rompant par la même occasion le charme qui l'avait comme envoûté en observant cette magie à l’œuvre, en même temps que la jeune Nephil terminait ses explications.</text:p>
      <text:p text:style-name="Standard"/>
      <text:p text:style-name="Standard">-Vous... Vous voulez dire que ce sont ces bêtes invisibles qui ont tué mes parents ? Enfin... « tué ». C'est... wat ? </text:p>
      <text:p text:style-name="Standard"/>
      <text:p text:style-name="Standard">Il se passa un moment pendant lequel le silence régna, les yeux verts éberlués d'un Edward ne sachant trop s'il devait écouter son cœur ou sa raison toujours plantés dans ceux impassibles d'Alice. Puis le garçon envisagea de se relever, avant de se rappeler qu'il n'avait pas entendu de « J'ai fini », ce qui le clouait donc dans sa position inconfortable, assis en tailleur. Cela ne joua sûrement pas en sa faveur lorsque, au bout du compte, ses nerfs craquèrent. Tout la pression accumulée ces derniers jours explosa en lui, ayant l'effet d'une bombe sur son esprit affaibli dont l'effet fut amplifié par les histoires à dormir debout d'Alice. L'adolescent fut alors pris d'un fou rire irrépressible, qu'il fut incapable d'arrêter d'une quelconque façon. Il était clair que cet éclat était uniquement nerveux et qu'Edward ne trouvait pas particulièrement drôle le récit de la jeune Nightray, pour autant il dura plusieurs secondes, tant et si bien que le blondin se retrouva sur le dos, occupé à esclaffer tout en se tenant le ventre, sans pouvoir s'arrêter. Au milieu des éclats de rire, on pouvait distinguer quelques paroles difficilement audibles.</text:p>
      <text:p text:style-name="Standard"/>
      <text:p text:style-name="Standard">-Je... suis... désol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6-03T00:35:57.92</dc:date>
    <meta:editing-duration>P1DT19H56M37S</meta:editing-duration>
    <meta:editing-cycles>2584</meta:editing-cycles>
    <meta:generator>OpenOffice/4.1.2$Win32 OpenOffice.org_project/412m3$Build-9782</meta:generator>
    <meta:document-statistic meta:table-count="0" meta:image-count="0" meta:object-count="0" meta:page-count="23" meta:paragraph-count="143" meta:word-count="11900" meta:character-count="72001"/>
  </office:meta>
</office:document-meta>
</file>